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950e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>
      <style:graphic-properties draw:textarea-horizontal-align="justify" draw:textarea-vertical-align="middle" draw:auto-grow-height="false"/>
    </style:style>
    <style:style style:name="gr26" style:family="graphic" style:parent-style-name="objectwithoutfill">
      <style:graphic-properties draw:stroke="solid" svg:stroke-width="0.102cm" svg:stroke-color="#ff950e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8cm -3.36428602905318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7cm 5.42641685822734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4.853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515cm" svg:height="18.06cm" draw:transform="rotate (-1.4470524828285) translate (23.0733466744445cm 1.54182524923211cm)" svg:viewBox="0 0 10516 18061" svg:d="m0 18052c270 61 3913-174 3531-664-182-234-2398-1315-2468-1592-99-386 2521-172 2780-139 372 48 2818-113 2911-275-337-212-3013-1046-2920-1399 196-217 4667 436 4844 218 224-276-1299-501-1462-718-260-346 2222-126 2437-302 312-258-2333-1891-2310-2081s2744 186 2751-95c9-379-1012-578-819-1242-22-537 1189-640 1241-1046-202-292-1576-912-1603-1082 76-116 1297-201 1560-367 415-262-2355-705-2175-922 222-267 2144-99 2158-369 22-412-1381-688-1662-748-285-61-2024-470-2088-718-91-349 1109-249 1187-501 94-307-3644-1146-3623-1317 47-167 2945 20 2977-137s-1682-509-1978-601c-275-86-2963-791-3174-996 29-449 1751-959 1751-959">
          <text:p/>
        </draw:path>
        <draw:path draw:style-name="gr23" draw:text-style-name="P1" xml:id="id184" draw:id="id184" draw:layer="layout" svg:width="14.214cm" svg:height="14.374cm" draw:transform="rotate (-0.831998454425698) translate (15.2690503506867cm -5.34988202430024cm)" svg:viewBox="0 0 14215 14375" svg:d="m0 13497c3966 622 9920 2131 13006-1245s-712-12252-712-1225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 text:style-name="P5"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 text:style-name="P5"><text:span text:style-name="T3">y</text:span></text:p>
          </draw:text-box>
        </draw:frame>
        <draw:custom-shape draw:style-name="gr13" draw:text-style-name="P1" draw:layer="layout" svg:width="0.765cm" svg:height="0.765cm" svg:x="4.15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441cm" svg:y="11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598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87cm" svg:y="8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7.756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529cm" svg:y="6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75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352cm" svg:y="4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.882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581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4.93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1.637cm" svg:y="10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2.754cm" svg:y="1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0.226cm" svg:y="11.7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9.992cm" svg:y="9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6.906cm" svg:y="10.0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5.201cm" svg:y="10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3.819cm" svg:y="9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8.166cm" svg:y="1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1.352cm" svg:y="9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1.616cm" svg:y="11.5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3.09cm" svg:y="11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5.351cm" svg:y="4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8.05cm" svg:y="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13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xml:id="id186" draw:id="id186" draw:layer="layout" svg:width="12.613cm" svg:height="16.633cm" draw:transform="rotate (-1.33884206920485) translate (20.2165134394797cm -1.20781922555447cm)" svg:viewBox="0 0 12614 16634" svg:d="m0 16634c8821 0 10271-1411 11884-7343s50-9291 50-9291">
          <text:p/>
        </draw:path>
        <draw:custom-shape draw:style-name="gr15" draw:text-style-name="P1" xml:id="id187" draw:id="id187" draw:layer="layout" svg:width="0.529cm" svg:height="0.559cm" svg:x="3.822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8" draw:id="id188" draw:layer="layout" svg:width="0.529cm" svg:height="0.559cm" svg:x="4.557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9" draw:id="id189" draw:layer="layout" svg:width="0.529cm" svg:height="0.559cm" svg:x="5.4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0" draw:id="id190" draw:layer="layout" svg:width="0.529cm" svg:height="0.559cm" svg:x="7.05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1" draw:id="id191" draw:layer="layout" svg:width="0.529cm" svg:height="0.559cm" svg:x="9.143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2" draw:id="id192" draw:layer="layout" svg:width="0.529cm" svg:height="0.559cm" svg:x="11.73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3" draw:id="id193" draw:layer="layout" svg:width="0.529cm" svg:height="0.559cm" svg:x="14.699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4" draw:id="id194" draw:layer="layout" svg:width="0.529cm" svg:height="0.559cm" svg:x="17.637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5" draw:id="id195" draw:layer="layout" svg:width="0.529cm" svg:height="0.559cm" svg:x="20.341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6" draw:id="id196" draw:layer="layout" svg:width="0.529cm" svg:height="0.559cm" svg:x="22.75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 text:style-name="P5"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 text:style-name="P5"><text:span text:style-name="T3">y</text:span></text:p>
          </draw:text-box>
        </draw:frame>
        <draw:custom-shape draw:style-name="gr25" draw:text-style-name="P1" draw:layer="Layout" svg:width="0.765cm" svg:height="0.765cm" svg:x="6.499cm" svg:y="7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5.911cm" svg:y="9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8.086cm" svg:y="10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8.763cm" svg:y="8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0.909cm" svg:y="10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1.497cm" svg:y="8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9.733cm" svg:y="6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7.376cm" svg:y="3.3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8.233cm" svg:y="5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6.469cm" svg:y="5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7.733cm" svg:y="3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6.528cm" svg:y="11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4.852cm" svg:y="11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3.437cm" svg:y="4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3.407cm" svg:y="2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6.17cm" svg:y="5.9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8.551cm" svg:y="5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8.934cm" svg:y="7.2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0.051cm" svg:y="4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21.55cm" svg:y="6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3.644cm" svg:y="10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3.997cm" svg:y="12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7.495cm" svg:y="11.1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8.201cm" svg:y="12.8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5.555cm" svg:y="11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0.765cm" svg:height="0.765cm" svg:x="19.641cm" svg:y="10.4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197" draw:id="id197" draw:layer="layout" svg:width="0.529cm" svg:height="0.559cm" svg:x="9.528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8" draw:id="id198" draw:layer="layout" svg:width="0.529cm" svg:height="0.559cm" svg:x="6.518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9" draw:id="id199" draw:layer="layout" svg:width="0.529cm" svg:height="0.559cm" svg:x="7.488cm" svg:y="5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0" draw:id="id200" draw:layer="layout" svg:width="0.529cm" svg:height="0.559cm" svg:x="10.38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1" draw:id="id201" draw:layer="layout" svg:width="0.529cm" svg:height="0.559cm" svg:x="12.85cm" svg:y="7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2" draw:id="id202" draw:layer="layout" svg:width="0.529cm" svg:height="0.559cm" svg:x="20.347cm" svg:y="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3" draw:id="id203" draw:layer="layout" svg:width="0.529cm" svg:height="0.559cm" svg:x="16.17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4" draw:id="id204" draw:layer="layout" svg:width="0.529cm" svg:height="0.559cm" svg:x="14.262cm" svg:y="3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5" draw:id="id205" draw:layer="layout" svg:width="0.529cm" svg:height="0.559cm" svg:x="18.378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06" draw:id="id206" draw:layer="layout" svg:width="0.529cm" svg:height="0.559cm" svg:x="15.114cm" svg:y="10.0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07" draw:id="id207" draw:layer="layout" svg:width="0.529cm" svg:height="0.559cm" svg:x="15.026cm" svg:y="12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08" draw:id="id208" draw:layer="layout" svg:width="0.529cm" svg:height="0.559cm" svg:x="18.818cm" svg:y="11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1" xml:id="id209" draw:id="id209" draw:layer="layout" svg:x1="13.112cm" svg:y1="7.32cm" svg:x2="9.849cm" svg:y2="8.408cm">
          <text:p/>
        </draw:line>
        <draw:line draw:style-name="gr26" draw:text-style-name="P1" xml:id="id210" draw:id="id210" draw:layer="layout" svg:x1="9.849cm" svg:y1="8.408cm" svg:x2="10.672cm" svg:y2="10.672cm">
          <text:p/>
        </draw:line>
        <draw:line draw:style-name="gr26" draw:text-style-name="P1" xml:id="id211" draw:id="id211" draw:layer="layout" svg:x1="9.849cm" svg:y1="8.408cm" svg:x2="7.732cm" svg:y2="5.968cm">
          <text:p/>
        </draw:line>
        <draw:line draw:style-name="gr26" draw:text-style-name="P1" xml:id="id212" draw:id="id212" draw:layer="layout" svg:x1="9.849cm" svg:y1="8.408cm" svg:x2="6.821cm" svg:y2="11.054cm">
          <text:p/>
        </draw:line>
        <draw:line draw:style-name="gr26" draw:text-style-name="P1" xml:id="id213" draw:id="id213" draw:layer="layout" svg:x1="13.112cm" svg:y1="7.32cm" svg:x2="16.493cm" svg:y2="5.998cm">
          <text:p/>
        </draw:line>
        <draw:line draw:style-name="gr26" draw:text-style-name="P1" xml:id="id214" draw:id="id214" draw:layer="layout" svg:x1="16.493cm" svg:y1="6.174cm" svg:x2="14.552cm" svg:y2="4.292cm">
          <text:p/>
        </draw:line>
        <draw:line draw:style-name="gr26" draw:text-style-name="P1" xml:id="id215" draw:id="id215" draw:layer="layout" svg:x1="18.639cm" svg:y1="4.38cm" svg:x2="16.493cm" svg:y2="6.174cm">
          <text:p/>
        </draw:line>
        <draw:line draw:style-name="gr26" draw:text-style-name="P1" xml:id="id216" draw:id="id216" draw:layer="layout" svg:x1="20.667cm" svg:y1="6.615cm" svg:x2="16.493cm" svg:y2="6.174cm">
          <text:p/>
        </draw:line>
        <draw:line draw:style-name="gr26" draw:text-style-name="P1" xml:id="id217" draw:id="id217" draw:layer="layout" svg:x1="12.85cm" svg:y1="7.32cm" svg:x2="15.464cm" svg:y2="10.378cm">
          <text:p/>
        </draw:line>
        <draw:line draw:style-name="gr26" draw:text-style-name="P1" xml:id="id218" draw:id="id218" draw:layer="layout" svg:x1="15.464cm" svg:y1="10.378cm" svg:x2="15.375cm" svg:y2="13.022cm">
          <text:p/>
        </draw:line>
        <draw:line draw:style-name="gr26" draw:text-style-name="P1" xml:id="id219" draw:id="id219" draw:layer="layout" svg:x1="19.347cm" svg:y1="12.288cm" svg:x2="15.375cm" svg:y2="10.378cm">
          <text:p/>
        </draw:line>
        <draw:custom-shape draw:style-name="gr13" draw:text-style-name="P1" draw:layer="layout" svg:width="0.765cm" svg:height="0.765cm" svg:x="15.728cm" svg:y="3.6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4-08T16:55:54.67</dc:date>
    <meta:editing-duration>PT8H4M43S</meta:editing-duration>
    <meta:editing-cycles>24</meta:editing-cycles>
    <meta:generator>LibreOffice/4.0.4.2$Windows_x86 LibreOffice_project/9e9821abd0ffdbc09cd8c52eaa574fa09eb08f2</meta:generator>
    <meta:document-statistic meta:object-count="375"/>
  </office:meta>
</office:document-meta>
</file>